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1846in"/>
    </style:style>
    <style:style style:name="co4" style:family="table-column">
      <style:table-column-properties fo:break-before="auto" style:column-width="1.2264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2.295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12"/>
        </table:table-row>
        <table:table-row table:style-name="ro1">
          <table:table-cell office:value-type="string">
            <text:p>Number of instances: 990</text:p>
          </table:table-cell>
          <table:table-cell table:number-columns-repeated="12"/>
        </table:table-row>
        <table:table-row table:style-name="ro1">
          <table:table-cell office:value-type="string">
            <text:p>Number of attributes: 14</text:p>
          </table:table-cell>
          <table:table-cell table:number-columns-repeated="12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12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12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12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12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28708883483788">
            <text:p>0.9287088835</text:p>
          </table:table-cell>
          <table:table-cell office:value-type="float" office:value="0.0645161290322581">
            <text:p>0.06451612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09960391923983">
            <text:p>0.9099603919</text:p>
          </table:table-cell>
          <table:table-cell office:value-type="float" office:value="0.145161290322581">
            <text:p>0.145161290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7137754426225">
            <text:p>0.8713775443</text:p>
          </table:table-cell>
          <table:table-cell office:value-type="float" office:value="0.141129032258065">
            <text:p>0.1411290323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9440673083596">
            <text:p>0.8294406731</text:p>
          </table:table-cell>
          <table:table-cell office:value-type="float" office:value="0.169354838709677">
            <text:p>0.1693548387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09565668007294">
            <text:p>0.809565668</text:p>
          </table:table-cell>
          <table:table-cell office:value-type="float" office:value="0.225806451612903">
            <text:p>0.2258064516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90662707943233">
            <text:p>0.7906627079</text:p>
          </table:table-cell>
          <table:table-cell office:value-type="float" office:value="0.286290322580645">
            <text:p>0.286290322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71218941484605">
            <text:p>0.7712189415</text:p>
          </table:table-cell>
          <table:table-cell office:value-type="float" office:value="0.318548387096774">
            <text:p>0.318548387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53288989626558">
            <text:p>0.7532889896</text:p>
          </table:table-cell>
          <table:table-cell office:value-type="float" office:value="0.346774193548387">
            <text:p>0.3467741935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3749751018149">
            <text:p>0.7374975102</text:p>
          </table:table-cell>
          <table:table-cell office:value-type="float" office:value="0.354838709677419">
            <text:p>0.3548387097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23487105685335">
            <text:p>0.7234871057</text:p>
          </table:table-cell>
          <table:table-cell office:value-type="float" office:value="0.375">
            <text:p>0.375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10887431701207">
            <text:p>0.7108874317</text:p>
          </table:table-cell>
          <table:table-cell office:value-type="float" office:value="0.387096774193548">
            <text:p>0.3870967742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99391088446144">
            <text:p>0.6993910884</text:p>
          </table:table-cell>
          <table:table-cell office:value-type="float" office:value="0.395161290322581">
            <text:p>0.3951612903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88637439020973">
            <text:p>0.688637439</text:p>
          </table:table-cell>
          <table:table-cell office:value-type="float" office:value="0.423387096774194">
            <text:p>0.4233870968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78273556281834">
            <text:p>0.6782735563</text:p>
          </table:table-cell>
          <table:table-cell office:value-type="float" office:value="0.435483870967742">
            <text:p>0.435483871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67952902141361">
            <text:p>0.6679529021</text:p>
          </table:table-cell>
          <table:table-cell office:value-type="float" office:value="0.455645161290323">
            <text:p>0.4556451613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57535246515619">
            <text:p>0.6575352465</text:p>
          </table:table-cell>
          <table:table-cell office:value-type="float" office:value="0.504032258064516">
            <text:p>0.5040322581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47020349761241">
            <text:p>0.6470203498</text:p>
          </table:table-cell>
          <table:table-cell office:value-type="float" office:value="0.524193548387097">
            <text:p>0.5241935484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36396035118835">
            <text:p>0.6363960351</text:p>
          </table:table-cell>
          <table:table-cell office:value-type="float" office:value="0.528225806451613">
            <text:p>0.5282258065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25712297415812">
            <text:p>0.6257122974</text:p>
          </table:table-cell>
          <table:table-cell office:value-type="float" office:value="0.536290322580645">
            <text:p>0.5362903226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15044457823031">
            <text:p>0.6150444578</text:p>
          </table:table-cell>
          <table:table-cell office:value-type="float" office:value="0.548387096774194">
            <text:p>0.5483870968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04471747895557">
            <text:p>0.6044717479</text:p>
          </table:table-cell>
          <table:table-cell office:value-type="float" office:value="0.560483870967742">
            <text:p>0.56048387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9405233763137">
            <text:p>0.5940523376</text:p>
          </table:table-cell>
          <table:table-cell office:value-type="float" office:value="0.556451612903226">
            <text:p>0.5564516129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83819992954397">
            <text:p>0.583819993</text:p>
          </table:table-cell>
          <table:table-cell office:value-type="float" office:value="0.556451612903226">
            <text:p>0.5564516129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73794152564331">
            <text:p>0.5737941526</text:p>
          </table:table-cell>
          <table:table-cell office:value-type="float" office:value="0.564516129032258">
            <text:p>0.564516129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6398759991845">
            <text:p>0.5639875999</text:p>
          </table:table-cell>
          <table:table-cell office:value-type="float" office:value="0.560483870967742">
            <text:p>0.560483871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5441513438373">
            <text:p>0.5544151344</text:p>
          </table:table-cell>
          <table:table-cell office:value-type="float" office:value="0.57258064516129">
            <text:p>0.5725806452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45101251916485">
            <text:p>0.5451012519</text:p>
          </table:table-cell>
          <table:table-cell office:value-type="float" office:value="0.576612903225807">
            <text:p>0.5766129032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36079230668264">
            <text:p>0.5360792307</text:p>
          </table:table-cell>
          <table:table-cell office:value-type="float" office:value="0.580645161290323">
            <text:p>0.5806451613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27379047680325">
            <text:p>0.5273790477</text:p>
          </table:table-cell>
          <table:table-cell office:value-type="float" office:value="0.580645161290323">
            <text:p>0.5806451613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1900548232758">
            <text:p>0.5190054823</text:p>
          </table:table-cell>
          <table:table-cell office:value-type="float" office:value="0.588709677419355">
            <text:p>0.5887096774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10932323940716">
            <text:p>0.5109323239</text:p>
          </table:table-cell>
          <table:table-cell office:value-type="float" office:value="0.592741935483871">
            <text:p>0.5927419355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03115916105959">
            <text:p>0.5031159161</text:p>
          </table:table-cell>
          <table:table-cell office:value-type="float" office:value="0.600806451612903">
            <text:p>0.6008064516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95510874798576">
            <text:p>0.4955108748</text:p>
          </table:table-cell>
          <table:table-cell office:value-type="float" office:value="0.604838709677419">
            <text:p>0.6048387097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88081570677946">
            <text:p>0.4880815707</text:p>
          </table:table-cell>
          <table:table-cell office:value-type="float" office:value="0.604838709677419">
            <text:p>0.6048387097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80815565582954">
            <text:p>0.4808155656</text:p>
          </table:table-cell>
          <table:table-cell office:value-type="float" office:value="0.596774193548387">
            <text:p>0.596774193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73738779587813">
            <text:p>0.4737387796</text:p>
          </table:table-cell>
          <table:table-cell office:value-type="float" office:value="0.596774193548387">
            <text:p>0.5967741935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66890708431714">
            <text:p>0.4668907084</text:p>
          </table:table-cell>
          <table:table-cell office:value-type="float" office:value="0.596774193548387">
            <text:p>0.5967741935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60282835856064">
            <text:p>0.4602828359</text:p>
          </table:table-cell>
          <table:table-cell office:value-type="float" office:value="0.600806451612903">
            <text:p>0.6008064516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53909929831241">
            <text:p>0.4539099298</text:p>
          </table:table-cell>
          <table:table-cell office:value-type="float" office:value="0.600806451612903">
            <text:p>0.6008064516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47767386420211">
            <text:p>0.4477673864</text:p>
          </table:table-cell>
          <table:table-cell office:value-type="float" office:value="0.604838709677419">
            <text:p>0.6048387097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41831061353856">
            <text:p>0.4418310614</text:p>
          </table:table-cell>
          <table:table-cell office:value-type="float" office:value="0.608870967741936">
            <text:p>0.6088709677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36026179917105">
            <text:p>0.4360261799</text:p>
          </table:table-cell>
          <table:table-cell office:value-type="float" office:value="0.604838709677419">
            <text:p>0.6048387097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30216251969738">
            <text:p>0.430216252</text:p>
          </table:table-cell>
          <table:table-cell office:value-type="float" office:value="0.604838709677419">
            <text:p>0.6048387097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24363192813781">
            <text:p>0.4243631928</text:p>
          </table:table-cell>
          <table:table-cell office:value-type="float" office:value="0.608870967741936">
            <text:p>0.6088709677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18697423521847">
            <text:p>0.4186974235</text:p>
          </table:table-cell>
          <table:table-cell office:value-type="float" office:value="0.620967741935484">
            <text:p>0.6209677419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13329794741145">
            <text:p>0.4133297947</text:p>
          </table:table-cell>
          <table:table-cell office:value-type="float" office:value="0.629032258064516">
            <text:p>0.6290322581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08205344611209">
            <text:p>0.4082053446</text:p>
          </table:table-cell>
          <table:table-cell office:value-type="float" office:value="0.637096774193548">
            <text:p>0.6370967742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0321124282001">
            <text:p>0.4032112428</text:p>
          </table:table-cell>
          <table:table-cell office:value-type="float" office:value="0.645161290322581">
            <text:p>0.6451612903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398371040352197">
            <text:p>0.3983710404</text:p>
          </table:table-cell>
          <table:table-cell office:value-type="float" office:value="0.653225806451613">
            <text:p>0.6532258065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93695606427133">
            <text:p>0.3936956064</text:p>
          </table:table-cell>
          <table:table-cell office:value-type="float" office:value="0.649193548387097">
            <text:p>0.6491935484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89177312380325">
            <text:p>0.3891773124</text:p>
          </table:table-cell>
          <table:table-cell office:value-type="float" office:value="0.645161290322581">
            <text:p>0.6451612903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84808047181005">
            <text:p>0.3848080472</text:p>
          </table:table-cell>
          <table:table-cell office:value-type="float" office:value="0.649193548387097">
            <text:p>0.6491935484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80507611858056">
            <text:p>0.3805076119</text:p>
          </table:table-cell>
          <table:table-cell office:value-type="float" office:value="0.645161290322581">
            <text:p>0.6451612903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376211410960135">
            <text:p>0.376211411</text:p>
          </table:table-cell>
          <table:table-cell office:value-type="float" office:value="0.641129032258065">
            <text:p>0.6411290323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71880183659878">
            <text:p>0.3718801837</text:p>
          </table:table-cell>
          <table:table-cell office:value-type="float" office:value="0.637096774193548">
            <text:p>0.6370967742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67517289287287">
            <text:p>0.3675172893</text:p>
          </table:table-cell>
          <table:table-cell office:value-type="float" office:value="0.641129032258065">
            <text:p>0.6411290323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363173489180129">
            <text:p>0.3631734892</text:p>
          </table:table-cell>
          <table:table-cell office:value-type="float" office:value="0.645161290322581">
            <text:p>0.6451612903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58942275599259">
            <text:p>0.3589422756</text:p>
          </table:table-cell>
          <table:table-cell office:value-type="float" office:value="0.645161290322581">
            <text:p>0.6451612903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54836870300102">
            <text:p>0.3548368703</text:p>
          </table:table-cell>
          <table:table-cell office:value-type="float" office:value="0.645161290322581">
            <text:p>0.6451612903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50829466674421">
            <text:p>0.3508294667</text:p>
          </table:table-cell>
          <table:table-cell office:value-type="float" office:value="0.645161290322581">
            <text:p>0.6451612903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46923224433933">
            <text:p>0.3469232244</text:p>
          </table:table-cell>
          <table:table-cell office:value-type="float" office:value="0.645161290322581">
            <text:p>0.6451612903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43134642611711">
            <text:p>0.3431346426</text:p>
          </table:table-cell>
          <table:table-cell office:value-type="float" office:value="0.645161290322581">
            <text:p>0.6451612903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39493727795886">
            <text:p>0.3394937278</text:p>
          </table:table-cell>
          <table:table-cell office:value-type="float" office:value="0.649193548387097">
            <text:p>0.6491935484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36080315252491">
            <text:p>0.3360803153</text:p>
          </table:table-cell>
          <table:table-cell office:value-type="float" office:value="0.649193548387097">
            <text:p>0.6491935484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32576838469093">
            <text:p>0.3325768385</text:p>
          </table:table-cell>
          <table:table-cell office:value-type="float" office:value="0.653225806451613">
            <text:p>0.6532258065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28526477657044">
            <text:p>0.3285264777</text:p>
          </table:table-cell>
          <table:table-cell office:value-type="float" office:value="0.649193548387097">
            <text:p>0.6491935484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324164790361687">
            <text:p>0.3241647904</text:p>
          </table:table-cell>
          <table:table-cell office:value-type="float" office:value="0.653225806451613">
            <text:p>0.6532258065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319609553442553">
            <text:p>0.3196095534</text:p>
          </table:table-cell>
          <table:table-cell office:value-type="float" office:value="0.665322580645161">
            <text:p>0.6653225806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1515274463005">
            <text:p>0.3151527446</text:p>
          </table:table-cell>
          <table:table-cell office:value-type="float" office:value="0.665322580645161">
            <text:p>0.6653225806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11189588012325">
            <text:p>0.311189588</text:p>
          </table:table-cell>
          <table:table-cell office:value-type="float" office:value="0.669354838709677">
            <text:p>0.6693548387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30769538558283">
            <text:p>0.3076953856</text:p>
          </table:table-cell>
          <table:table-cell office:value-type="float" office:value="0.669354838709677">
            <text:p>0.6693548387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304346064965002">
            <text:p>0.304346065</text:p>
          </table:table-cell>
          <table:table-cell office:value-type="float" office:value="0.673387096774194">
            <text:p>0.6733870968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00515270895079">
            <text:p>0.3005152709</text:p>
          </table:table-cell>
          <table:table-cell office:value-type="float" office:value="0.681451612903226">
            <text:p>0.6814516129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97227437517573">
            <text:p>0.2972274375</text:p>
          </table:table-cell>
          <table:table-cell office:value-type="float" office:value="0.681451612903226">
            <text:p>0.6814516129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94027971881106">
            <text:p>0.2940279719</text:p>
          </table:table-cell>
          <table:table-cell office:value-type="float" office:value="0.685483870967742">
            <text:p>0.685483871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90464398978383">
            <text:p>0.290464399</text:p>
          </table:table-cell>
          <table:table-cell office:value-type="float" office:value="0.685483870967742">
            <text:p>0.685483871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87087111148023">
            <text:p>0.2870871111</text:p>
          </table:table-cell>
          <table:table-cell office:value-type="float" office:value="0.705645161290323">
            <text:p>0.7056451613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83593414231762">
            <text:p>0.2835934142</text:p>
          </table:table-cell>
          <table:table-cell office:value-type="float" office:value="0.709677419354839">
            <text:p>0.7096774194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7995830814969">
            <text:p>0.2799583081</text:p>
          </table:table-cell>
          <table:table-cell office:value-type="float" office:value="0.709677419354839">
            <text:p>0.7096774194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76694839680142">
            <text:p>0.2766948397</text:p>
          </table:table-cell>
          <table:table-cell office:value-type="float" office:value="0.709677419354839">
            <text:p>0.7096774194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73264534746116">
            <text:p>0.2732645347</text:p>
          </table:table-cell>
          <table:table-cell office:value-type="float" office:value="0.709677419354839">
            <text:p>0.7096774194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70062647315339">
            <text:p>0.2700626473</text:p>
          </table:table-cell>
          <table:table-cell office:value-type="float" office:value="0.713709677419355">
            <text:p>0.7137096774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6726250950175">
            <text:p>0.2672625095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64582872688977">
            <text:p>0.2645828727</text:p>
          </table:table-cell>
          <table:table-cell office:value-type="float" office:value="0.713709677419355">
            <text:p>0.7137096774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62074723815409">
            <text:p>0.2620747238</text:p>
          </table:table-cell>
          <table:table-cell office:value-type="float" office:value="0.709677419354839">
            <text:p>0.7096774194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59833708627272">
            <text:p>0.2598337086</text:p>
          </table:table-cell>
          <table:table-cell office:value-type="float" office:value="0.709677419354839">
            <text:p>0.7096774194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57660342604684">
            <text:p>0.2576603426</text:p>
          </table:table-cell>
          <table:table-cell office:value-type="float" office:value="0.709677419354839">
            <text:p>0.7096774194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54805149815731">
            <text:p>0.2548051498</text:p>
          </table:table-cell>
          <table:table-cell office:value-type="float" office:value="0.705645161290323">
            <text:p>0.7056451613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52015187781849">
            <text:p>0.2520151878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48955286081566">
            <text:p>0.2489552861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46238404451865">
            <text:p>0.2462384045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42766666222975">
            <text:p>0.2427666662</text:p>
          </table:table-cell>
          <table:table-cell office:value-type="float" office:value="0.725806451612903">
            <text:p>0.7258064516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39624064044784">
            <text:p>0.239624064</text:p>
          </table:table-cell>
          <table:table-cell office:value-type="float" office:value="0.721774193548387">
            <text:p>0.7217741935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37121508399716">
            <text:p>0.2371215084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32919580449947">
            <text:p>0.2329195804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31897070553034">
            <text:p>0.2318970706</text:p>
          </table:table-cell>
          <table:table-cell office:value-type="float" office:value="0.725806451612903">
            <text:p>0.7258064516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28128575601238">
            <text:p>0.2281285756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25589103118639">
            <text:p>0.2255891031</text:p>
          </table:table-cell>
          <table:table-cell office:value-type="float" office:value="0.725806451612903">
            <text:p>0.7258064516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22920458607392">
            <text:p>0.2229204586</text:p>
          </table:table-cell>
          <table:table-cell office:value-type="float" office:value="0.721774193548387">
            <text:p>0.7217741935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20464139689067">
            <text:p>0.2204641397</text:p>
          </table:table-cell>
          <table:table-cell office:value-type="float" office:value="0.721774193548387">
            <text:p>0.7217741935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18297441601042">
            <text:p>0.2182974416</text:p>
          </table:table-cell>
          <table:table-cell office:value-type="float" office:value="0.725806451612903">
            <text:p>0.7258064516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16240310024524">
            <text:p>0.21624031</text:p>
          </table:table-cell>
          <table:table-cell office:value-type="float" office:value="0.729838709677419">
            <text:p>0.7298387097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13964883078835">
            <text:p>0.2139648831</text:p>
          </table:table-cell>
          <table:table-cell office:value-type="float" office:value="0.721774193548387">
            <text:p>0.7217741935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13699646111742">
            <text:p>0.2136996461</text:p>
          </table:table-cell>
          <table:table-cell office:value-type="float" office:value="0.721774193548387">
            <text:p>0.7217741935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09848448039043">
            <text:p>0.209848448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08216777977016">
            <text:p>0.208216778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06205846679961">
            <text:p>0.2062058467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03153305043948">
            <text:p>0.203153305</text:p>
          </table:table-cell>
          <table:table-cell office:value-type="float" office:value="0.717741935483871">
            <text:p>0.7177419355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01351159659392">
            <text:p>0.2013511597</text:p>
          </table:table-cell>
          <table:table-cell office:value-type="float" office:value="0.709677419354839">
            <text:p>0.7096774194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00157826141881">
            <text:p>0.2001578261</text:p>
          </table:table-cell>
          <table:table-cell office:value-type="float" office:value="0.713709677419355">
            <text:p>0.7137096774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99001751090223">
            <text:p>0.1990017511</text:p>
          </table:table-cell>
          <table:table-cell office:value-type="float" office:value="0.721774193548387">
            <text:p>0.7217741935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98851897350964">
            <text:p>0.1988518974</text:p>
          </table:table-cell>
          <table:table-cell office:value-type="float" office:value="0.737903225806452">
            <text:p>0.7379032258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99534889059345">
            <text:p>0.1995348891</text:p>
          </table:table-cell>
          <table:table-cell office:value-type="float" office:value="0.745967741935484">
            <text:p>0.7459677419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97524786175026">
            <text:p>0.1975247862</text:p>
          </table:table-cell>
          <table:table-cell office:value-type="float" office:value="0.745967741935484">
            <text:p>0.7459677419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96412116266239">
            <text:p>0.1964121163</text:p>
          </table:table-cell>
          <table:table-cell office:value-type="float" office:value="0.733870967741936">
            <text:p>0.7338709677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98226857470844">
            <text:p>0.1982268575</text:p>
          </table:table-cell>
          <table:table-cell office:value-type="float" office:value="0.754032258064516">
            <text:p>0.7540322581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93138073733901">
            <text:p>0.1931380737</text:p>
          </table:table-cell>
          <table:table-cell office:value-type="float" office:value="0.758064516129032">
            <text:p>0.7580645161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90204662151462">
            <text:p>0.1902046622</text:p>
          </table:table-cell>
          <table:table-cell office:value-type="float" office:value="0.758064516129032">
            <text:p>0.7580645161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87543937536358">
            <text:p>0.1875439375</text:p>
          </table:table-cell>
          <table:table-cell office:value-type="float" office:value="0.741935483870968">
            <text:p>0.7419354839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86186402113654">
            <text:p>0.1861864021</text:p>
          </table:table-cell>
          <table:table-cell office:value-type="float" office:value="0.741935483870968">
            <text:p>0.7419354839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85169388670198">
            <text:p>0.1851693887</text:p>
          </table:table-cell>
          <table:table-cell office:value-type="float" office:value="0.733870967741936">
            <text:p>0.7338709677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86631564873046">
            <text:p>0.1866315649</text:p>
          </table:table-cell>
          <table:table-cell office:value-type="float" office:value="0.745967741935484">
            <text:p>0.7459677419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8418110936461">
            <text:p>0.1841811094</text:p>
          </table:table-cell>
          <table:table-cell office:value-type="float" office:value="0.733870967741936">
            <text:p>0.7338709677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8118244324304">
            <text:p>0.1811824432</text:p>
          </table:table-cell>
          <table:table-cell office:value-type="float" office:value="0.754032258064516">
            <text:p>0.7540322581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82014043863022">
            <text:p>0.1820140439</text:p>
          </table:table-cell>
          <table:table-cell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80027281483588">
            <text:p>0.1800272815</text:p>
          </table:table-cell>
          <table:table-cell office:value-type="float" office:value="0.762096774193548">
            <text:p>0.7620967742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77623328077658">
            <text:p>0.1776233281</text:p>
          </table:table-cell>
          <table:table-cell office:value-type="float" office:value="0.762096774193548">
            <text:p>0.7620967742</text:p>
          </table:table-cell>
          <table:table-cell table:number-columns-repeated="10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75082296488677">
            <text:p>0.1750822965</text:p>
          </table:table-cell>
          <table:table-cell office:value-type="float" office:value="0.758064516129032">
            <text:p>0.7580645161</text:p>
          </table:table-cell>
          <table:table-cell table:number-columns-repeated="1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71820986613091">
            <text:p>0.1718209866</text:p>
          </table:table-cell>
          <table:table-cell office:value-type="float" office:value="0.770161290322581">
            <text:p>0.7701612903</text:p>
          </table:table-cell>
          <table:table-cell table:number-columns-repeated="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70461379448121">
            <text:p>0.1704613794</text:p>
          </table:table-cell>
          <table:table-cell office:value-type="float" office:value="0.774193548387097">
            <text:p>0.7741935484</text:p>
          </table:table-cell>
          <table:table-cell table:number-columns-repeated="10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70330317298639">
            <text:p>0.1703303173</text:p>
          </table:table-cell>
          <table:table-cell office:value-type="float" office:value="0.766129032258065">
            <text:p>0.7661290323</text:p>
          </table:table-cell>
          <table:table-cell table:number-columns-repeated="10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7784767246003">
            <text:p>0.1677847672</text:p>
          </table:table-cell>
          <table:table-cell office:value-type="float" office:value="0.766129032258065">
            <text:p>0.7661290323</text:p>
          </table:table-cell>
          <table:table-cell table:number-columns-repeated="10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4676972472575">
            <text:p>0.1646769725</text:p>
          </table:table-cell>
          <table:table-cell office:value-type="float" office:value="0.758064516129032">
            <text:p>0.7580645161</text:p>
          </table:table-cell>
          <table:table-cell table:number-columns-repeated="10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6345983232039">
            <text:p>0.1634598323</text:p>
          </table:table-cell>
          <table:table-cell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1655655957427">
            <text:p>0.161655656</text:p>
          </table:table-cell>
          <table:table-cell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62733698972372">
            <text:p>0.162733699</text:p>
          </table:table-cell>
          <table:table-cell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59377439909915">
            <text:p>0.1593774399</text:p>
          </table:table-cell>
          <table:table-cell office:value-type="float" office:value="0.754032258064516">
            <text:p>0.7540322581</text:p>
          </table:table-cell>
          <table:table-cell table:number-columns-repeated="10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57873400928348">
            <text:p>0.1578734009</text:p>
          </table:table-cell>
          <table:table-cell office:value-type="float" office:value="0.758064516129032">
            <text:p>0.7580645161</text:p>
          </table:table-cell>
          <table:table-cell table:number-columns-repeated="10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6630030653605">
            <text:p>0.1566300307</text:p>
          </table:table-cell>
          <table:table-cell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3247349077054">
            <text:p>0.1532473491</text:p>
          </table:table-cell>
          <table:table-cell office:value-type="float" office:value="0.762096774193548">
            <text:p>0.7620967742</text:p>
          </table:table-cell>
          <table:table-cell table:number-columns-repeated="10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2369338331078">
            <text:p>0.1523693383</text:p>
          </table:table-cell>
          <table:table-cell office:value-type="float" office:value="0.745967741935484">
            <text:p>0.7459677419</text:p>
          </table:table-cell>
          <table:table-cell table:number-columns-repeated="10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1999730386148">
            <text:p>0.1519997304</text:p>
          </table:table-cell>
          <table:table-cell office:value-type="float" office:value="0.758064516129032">
            <text:p>0.7580645161</text:p>
          </table:table-cell>
          <table:table-cell table:number-columns-repeated="10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1292519496311">
            <text:p>0.1512925195</text:p>
          </table:table-cell>
          <table:table-cell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2015455162992">
            <text:p>0.1520154552</text:p>
          </table:table-cell>
          <table:table-cell office:value-type="float" office:value="0.766129032258065">
            <text:p>0.7661290323</text:p>
          </table:table-cell>
          <table:table-cell table:number-columns-repeated="10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46471288232062">
            <text:p>0.1464712882</text:p>
          </table:table-cell>
          <table:table-cell office:value-type="float" office:value="0.754032258064516">
            <text:p>0.7540322581</text:p>
          </table:table-cell>
          <table:table-cell table:number-columns-repeated="10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48185534010415">
            <text:p>0.148185534</text:p>
          </table:table-cell>
          <table:table-cell office:value-type="float" office:value="0.762096774193548">
            <text:p>0.7620967742</text:p>
          </table:table-cell>
          <table:table-cell table:number-columns-repeated="10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47646892916632">
            <text:p>0.1476468929</text:p>
          </table:table-cell>
          <table:table-cell office:value-type="float" office:value="0.766129032258065">
            <text:p>0.7661290323</text:p>
          </table:table-cell>
          <table:table-cell table:number-columns-repeated="10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46706134236725">
            <text:p>0.1467061342</text:p>
          </table:table-cell>
          <table:table-cell office:value-type="float" office:value="0.766129032258065">
            <text:p>0.7661290323</text:p>
          </table:table-cell>
          <table:table-cell table:number-columns-repeated="10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42119101795017">
            <text:p>0.1421191018</text:p>
          </table:table-cell>
          <table:table-cell office:value-type="float" office:value="0.770161290322581">
            <text:p>0.7701612903</text:p>
          </table:table-cell>
          <table:table-cell table:number-columns-repeated="1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41737732211863">
            <text:p>0.1417377322</text:p>
          </table:table-cell>
          <table:table-cell office:value-type="float" office:value="0.774193548387097">
            <text:p>0.7741935484</text:p>
          </table:table-cell>
          <table:table-cell table:number-columns-repeated="10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40165619170845">
            <text:p>0.1401656192</text:p>
          </table:table-cell>
          <table:table-cell office:value-type="float" office:value="0.766129032258065">
            <text:p>0.7661290323</text:p>
          </table:table-cell>
          <table:table-cell table:number-columns-repeated="10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4105338603395">
            <text:p>0.141053386</text:p>
          </table:table-cell>
          <table:table-cell office:value-type="float" office:value="0.766129032258065">
            <text:p>0.7661290323</text:p>
          </table:table-cell>
          <table:table-cell table:number-columns-repeated="10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40459471866613">
            <text:p>0.1404594719</text:p>
          </table:table-cell>
          <table:table-cell office:value-type="float" office:value="0.778225806451613">
            <text:p>0.7782258065</text:p>
          </table:table-cell>
          <table:table-cell table:number-columns-repeated="10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37482289127045">
            <text:p>0.1374822891</text:p>
          </table:table-cell>
          <table:table-cell office:value-type="float" office:value="0.778225806451613">
            <text:p>0.7782258065</text:p>
          </table:table-cell>
          <table:table-cell table:number-columns-repeated="10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32821668113131">
            <text:p>0.1328216681</text:p>
          </table:table-cell>
          <table:table-cell office:value-type="float" office:value="0.782258064516129">
            <text:p>0.7822580645</text:p>
          </table:table-cell>
          <table:table-cell table:number-columns-repeated="10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30880557233437">
            <text:p>0.1308805572</text:p>
          </table:table-cell>
          <table:table-cell office:value-type="float" office:value="0.782258064516129">
            <text:p>0.7822580645</text:p>
          </table:table-cell>
          <table:table-cell table:number-columns-repeated="10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30823671557776">
            <text:p>0.1308236716</text:p>
          </table:table-cell>
          <table:table-cell office:value-type="float" office:value="0.774193548387097">
            <text:p>0.7741935484</text:p>
          </table:table-cell>
          <table:table-cell table:number-columns-repeated="10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35189533452303">
            <text:p>0.1351895335</text:p>
          </table:table-cell>
          <table:table-cell office:value-type="float" office:value="0.786290322580645">
            <text:p>0.7862903226</text:p>
          </table:table-cell>
          <table:table-cell table:number-columns-repeated="10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31875983816277">
            <text:p>0.1318759838</text:p>
          </table:table-cell>
          <table:table-cell office:value-type="float" office:value="0.786290322580645">
            <text:p>0.7862903226</text:p>
          </table:table-cell>
          <table:table-cell table:number-columns-repeated="1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27265265569654">
            <text:p>0.1272652656</text:p>
          </table:table-cell>
          <table:table-cell office:value-type="float" office:value="0.778225806451613">
            <text:p>0.7782258065</text:p>
          </table:table-cell>
          <table:table-cell table:number-columns-repeated="10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25568321568176">
            <text:p>0.1255683216</text:p>
          </table:table-cell>
          <table:table-cell office:value-type="float" office:value="0.794354838709677">
            <text:p>0.7943548387</text:p>
          </table:table-cell>
          <table:table-cell table:number-columns-repeated="10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25341422126915">
            <text:p>0.1253414221</text:p>
          </table:table-cell>
          <table:table-cell office:value-type="float" office:value="0.794354838709677">
            <text:p>0.7943548387</text:p>
          </table:table-cell>
          <table:table-cell table:number-columns-repeated="10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23309478651668">
            <text:p>0.1233094787</text:p>
          </table:table-cell>
          <table:table-cell office:value-type="float" office:value="0.798387096774194">
            <text:p>0.7983870968</text:p>
          </table:table-cell>
          <table:table-cell table:number-columns-repeated="10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2495888542937">
            <text:p>0.1249588854</text:p>
          </table:table-cell>
          <table:table-cell office:value-type="float" office:value="0.80241935483871">
            <text:p>0.8024193548</text:p>
          </table:table-cell>
          <table:table-cell table:number-columns-repeated="10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22679336583659">
            <text:p>0.1226793366</text:p>
          </table:table-cell>
          <table:table-cell office:value-type="float" office:value="0.806451612903226">
            <text:p>0.8064516129</text:p>
          </table:table-cell>
          <table:table-cell table:number-columns-repeated="10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30973051137078">
            <text:p>0.1309730511</text:p>
          </table:table-cell>
          <table:table-cell office:value-type="float" office:value="0.798387096774194">
            <text:p>0.7983870968</text:p>
          </table:table-cell>
          <table:table-cell table:number-columns-repeated="10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22867908242057">
            <text:p>0.1228679082</text:p>
          </table:table-cell>
          <table:table-cell office:value-type="float" office:value="0.794354838709677">
            <text:p>0.7943548387</text:p>
          </table:table-cell>
          <table:table-cell table:number-columns-repeated="10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21742016446922">
            <text:p>0.1217420164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19032573574078">
            <text:p>0.1190325736</text:p>
          </table:table-cell>
          <table:table-cell office:value-type="float" office:value="0.790322580645161">
            <text:p>0.7903225806</text:p>
          </table:table-cell>
          <table:table-cell table:number-columns-repeated="1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24029088119079">
            <text:p>0.1240290881</text:p>
          </table:table-cell>
          <table:table-cell office:value-type="float" office:value="0.790322580645161">
            <text:p>0.7903225806</text:p>
          </table:table-cell>
          <table:table-cell table:number-columns-repeated="10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21834167760077">
            <text:p>0.1218341678</text:p>
          </table:table-cell>
          <table:table-cell office:value-type="float" office:value="0.80241935483871">
            <text:p>0.8024193548</text:p>
          </table:table-cell>
          <table:table-cell table:number-columns-repeated="10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25305589121604">
            <text:p>0.1253055891</text:p>
          </table:table-cell>
          <table:table-cell office:value-type="float" office:value="0.794354838709677">
            <text:p>0.7943548387</text:p>
          </table:table-cell>
          <table:table-cell table:number-columns-repeated="10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2333826203566">
            <text:p>0.123338262</text:p>
          </table:table-cell>
          <table:table-cell office:value-type="float" office:value="0.806451612903226">
            <text:p>0.8064516129</text:p>
          </table:table-cell>
          <table:table-cell table:number-columns-repeated="10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17737554632261">
            <text:p>0.1177375546</text:p>
          </table:table-cell>
          <table:table-cell office:value-type="float" office:value="0.806451612903226">
            <text:p>0.8064516129</text:p>
          </table:table-cell>
          <table:table-cell table:number-columns-repeated="10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21101960976262">
            <text:p>0.121101961</text:p>
          </table:table-cell>
          <table:table-cell office:value-type="float" office:value="0.790322580645161">
            <text:p>0.7903225806</text:p>
          </table:table-cell>
          <table:table-cell table:number-columns-repeated="1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22587500314254">
            <text:p>0.1225875003</text:p>
          </table:table-cell>
          <table:table-cell office:value-type="float" office:value="0.794354838709677">
            <text:p>0.7943548387</text:p>
          </table:table-cell>
          <table:table-cell table:number-columns-repeated="10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19047924966445">
            <text:p>0.119047925</text:p>
          </table:table-cell>
          <table:table-cell office:value-type="float" office:value="0.80241935483871">
            <text:p>0.8024193548</text:p>
          </table:table-cell>
          <table:table-cell table:number-columns-repeated="10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18523102419748">
            <text:p>0.1185231024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1176678643034">
            <text:p>0.1117667864</text:p>
          </table:table-cell>
          <table:table-cell office:value-type="float" office:value="0.798387096774194">
            <text:p>0.7983870968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12016801155079">
            <text:p>0.1120168012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13355306547535">
            <text:p>0.1133553065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14988674330494">
            <text:p>0.1149886743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1515532045312">
            <text:p>0.1151553205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05228222643947">
            <text:p>0.1052282226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15534670690808">
            <text:p>0.1155346707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09585626808269">
            <text:p>0.1095856268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04427940684681">
            <text:p>0.1044279407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09889030257295">
            <text:p>0.1098890303</text:p>
          </table:table-cell>
          <table:table-cell office:value-type="float" office:value="0.82258064516129">
            <text:p>0.8225806452</text:p>
          </table:table-cell>
          <table:table-cell table:number-columns-repeated="10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13559699336395">
            <text:p>0.1135596993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21381428004519">
            <text:p>0.121381428</text:p>
          </table:table-cell>
          <table:table-cell office:value-type="float" office:value="0.82258064516129">
            <text:p>0.8225806452</text:p>
          </table:table-cell>
          <table:table-cell table:number-columns-repeated="10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07970520857215">
            <text:p>0.1079705209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06063390259823">
            <text:p>0.1060633903</text:p>
          </table:table-cell>
          <table:table-cell office:value-type="float" office:value="0.82258064516129">
            <text:p>0.8225806452</text:p>
          </table:table-cell>
          <table:table-cell table:number-columns-repeated="10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08716141288427">
            <text:p>0.1087161413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02272115584323">
            <text:p>0.1022721156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09074778464233">
            <text:p>0.1090747785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00829036187499">
            <text:p>0.1008290362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02496145435854">
            <text:p>0.1024961454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00401700493955">
            <text:p>0.1004017005</text:p>
          </table:table-cell>
          <table:table-cell office:value-type="float" office:value="0.806451612903226">
            <text:p>0.8064516129</text:p>
          </table:table-cell>
          <table:table-cell table:number-columns-repeated="10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07313873744335">
            <text:p>0.1073138737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05500209891704">
            <text:p>0.1055002099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04833259139182">
            <text:p>0.1048332591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02550955297151">
            <text:p>0.1025509553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04085276333434">
            <text:p>0.1040852763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06590793850952">
            <text:p>0.1065907939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08160813502495">
            <text:p>0.1081608135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0318771774653">
            <text:p>0.1031877177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05006395255389">
            <text:p>0.1050063953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01527796061865">
            <text:p>0.1015277961</text:p>
          </table:table-cell>
          <table:table-cell office:value-type="float" office:value="0.806451612903226">
            <text:p>0.8064516129</text:p>
          </table:table-cell>
          <table:table-cell table:number-columns-repeated="10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00340904119088">
            <text:p>0.1003409041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0464378795313">
            <text:p>0.104643788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03288178185836">
            <text:p>0.1032881782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989295439567035">
            <text:p>0.098929544</text:p>
          </table:table-cell>
          <table:table-cell office:value-type="float" office:value="0.806451612903226">
            <text:p>0.8064516129</text:p>
          </table:table-cell>
          <table:table-cell table:number-columns-repeated="10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948666411364438">
            <text:p>0.0948666411</text:p>
          </table:table-cell>
          <table:table-cell office:value-type="float" office:value="0.80241935483871">
            <text:p>0.8024193548</text:p>
          </table:table-cell>
          <table:table-cell table:number-columns-repeated="10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971066997365793">
            <text:p>0.0971066997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93774607749319">
            <text:p>0.0937746077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913862812464418">
            <text:p>0.0913862812</text:p>
          </table:table-cell>
          <table:table-cell office:value-type="float" office:value="0.80241935483871">
            <text:p>0.8024193548</text:p>
          </table:table-cell>
          <table:table-cell table:number-columns-repeated="10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888534945419097">
            <text:p>0.0888534945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963016740000517">
            <text:p>0.096301674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933536501835541">
            <text:p>0.0933536502</text:p>
          </table:table-cell>
          <table:table-cell office:value-type="float" office:value="0.834677419354839">
            <text:p>0.8346774194</text:p>
          </table:table-cell>
          <table:table-cell table:number-columns-repeated="10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98421705374007">
            <text:p>0.0898421705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868896790307944">
            <text:p>0.086889679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833213769856412">
            <text:p>0.083321377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888524514401267">
            <text:p>0.0888524514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856958352300727">
            <text:p>0.0856958352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823775882881864">
            <text:p>0.0823775883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825262477016194">
            <text:p>0.0825262477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803949678397221">
            <text:p>0.0803949678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826061187202413">
            <text:p>0.0826061187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790521338335603">
            <text:p>0.0790521338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66473256200683">
            <text:p>0.0766473256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753525011840525">
            <text:p>0.0753525012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739920760306439">
            <text:p>0.073992076</text:p>
          </table:table-cell>
          <table:table-cell office:value-type="float" office:value="0.82258064516129">
            <text:p>0.8225806452</text:p>
          </table:table-cell>
          <table:table-cell table:number-columns-repeated="10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842330165625967">
            <text:p>0.0842330166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838100815193587">
            <text:p>0.0838100815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836906999636387">
            <text:p>0.0836907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770236497912162">
            <text:p>0.0770236498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932201468857931">
            <text:p>0.0932201469</text:p>
          </table:table-cell>
          <table:table-cell office:value-type="float" office:value="0.82258064516129">
            <text:p>0.8225806452</text:p>
          </table:table-cell>
          <table:table-cell table:number-columns-repeated="10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771809316642609">
            <text:p>0.0771809317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716400369692358">
            <text:p>0.071640037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72940018186624">
            <text:p>0.0729400182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794102799835445">
            <text:p>0.07941028</text:p>
          </table:table-cell>
          <table:table-cell office:value-type="float" office:value="0.82258064516129">
            <text:p>0.8225806452</text:p>
          </table:table-cell>
          <table:table-cell table:number-columns-repeated="10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748355174125367">
            <text:p>0.0748355174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724460350686095">
            <text:p>0.0724460351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737894373537592">
            <text:p>0.0737894374</text:p>
          </table:table-cell>
          <table:table-cell office:value-type="float" office:value="0.80241935483871">
            <text:p>0.8024193548</text:p>
          </table:table-cell>
          <table:table-cell table:number-columns-repeated="10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766984652190793">
            <text:p>0.0766984652</text:p>
          </table:table-cell>
          <table:table-cell office:value-type="float" office:value="0.838709677419355">
            <text:p>0.8387096774</text:p>
          </table:table-cell>
          <table:table-cell table:number-columns-repeated="10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837394368746456">
            <text:p>0.0837394369</text:p>
          </table:table-cell>
          <table:table-cell office:value-type="float" office:value="0.790322580645161">
            <text:p>0.7903225806</text:p>
          </table:table-cell>
          <table:table-cell table:number-columns-repeated="10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746581072941017">
            <text:p>0.0746581073</text:p>
          </table:table-cell>
          <table:table-cell office:value-type="float" office:value="0.842741935483871">
            <text:p>0.8427419355</text:p>
          </table:table-cell>
          <table:table-cell table:number-columns-repeated="10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04064911273114">
            <text:p>0.1040649113</text:p>
          </table:table-cell>
          <table:table-cell office:value-type="float" office:value="0.806451612903226">
            <text:p>0.8064516129</text:p>
          </table:table-cell>
          <table:table-cell table:number-columns-repeated="10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746640068491907">
            <text:p>0.0746640068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744714260434498">
            <text:p>0.074471426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75348990484681">
            <text:p>0.0753489905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703504389207044">
            <text:p>0.0703504389</text:p>
          </table:table-cell>
          <table:table-cell office:value-type="float" office:value="0.814516129032258">
            <text:p>0.814516129</text:p>
          </table:table-cell>
          <table:table-cell table:number-columns-repeated="10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666719050787106">
            <text:p>0.0666719051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64734855746051">
            <text:p>0.0647348557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746190423780464">
            <text:p>0.0746190424</text:p>
          </table:table-cell>
          <table:table-cell office:value-type="float" office:value="0.842741935483871">
            <text:p>0.8427419355</text:p>
          </table:table-cell>
          <table:table-cell table:number-columns-repeated="10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715147432956715">
            <text:p>0.0715147433</text:p>
          </table:table-cell>
          <table:table-cell office:value-type="float" office:value="0.842741935483871">
            <text:p>0.8427419355</text:p>
          </table:table-cell>
          <table:table-cell table:number-columns-repeated="10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689947049365306">
            <text:p>0.0689947049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62880129635518">
            <text:p>0.0628801296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629649639964096">
            <text:p>0.062964964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756822140126004">
            <text:p>0.075682214</text:p>
          </table:table-cell>
          <table:table-cell office:value-type="float" office:value="0.834677419354839">
            <text:p>0.8346774194</text:p>
          </table:table-cell>
          <table:table-cell table:number-columns-repeated="10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663368954256379">
            <text:p>0.0663368954</text:p>
          </table:table-cell>
          <table:table-cell office:value-type="float" office:value="0.810483870967742">
            <text:p>0.810483871</text:p>
          </table:table-cell>
          <table:table-cell table:number-columns-repeated="10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758705192284203">
            <text:p>0.0758705192</text:p>
          </table:table-cell>
          <table:table-cell office:value-type="float" office:value="0.834677419354839">
            <text:p>0.8346774194</text:p>
          </table:table-cell>
          <table:table-cell table:number-columns-repeated="10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657216671255416">
            <text:p>0.0657216671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628657370262553">
            <text:p>0.062865737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659925555012487">
            <text:p>0.0659925555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629009560333955">
            <text:p>0.062900956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60429637669285">
            <text:p>0.0604296377</text:p>
          </table:table-cell>
          <table:table-cell office:value-type="float" office:value="0.834677419354839">
            <text:p>0.8346774194</text:p>
          </table:table-cell>
          <table:table-cell table:number-columns-repeated="10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63558796519146">
            <text:p>0.0635587965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597189019893493">
            <text:p>0.059718902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639590584318536">
            <text:p>0.0639590584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658288716278134">
            <text:p>0.0658288716</text:p>
          </table:table-cell>
          <table:table-cell office:value-type="float" office:value="0.834677419354839">
            <text:p>0.8346774194</text:p>
          </table:table-cell>
          <table:table-cell table:number-columns-repeated="10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712446591466427">
            <text:p>0.0712446591</text:p>
          </table:table-cell>
          <table:table-cell office:value-type="float" office:value="0.834677419354839">
            <text:p>0.8346774194</text:p>
          </table:table-cell>
          <table:table-cell table:number-columns-repeated="10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65658958835166">
            <text:p>0.0656589588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547282330273927">
            <text:p>0.054728233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625157457275025">
            <text:p>0.0625157457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624404964626363">
            <text:p>0.0624404965</text:p>
          </table:table-cell>
          <table:table-cell office:value-type="float" office:value="0.842741935483871">
            <text:p>0.8427419355</text:p>
          </table:table-cell>
          <table:table-cell table:number-columns-repeated="10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661094131796569">
            <text:p>0.0661094132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58370210950671">
            <text:p>0.058370211</text:p>
          </table:table-cell>
          <table:table-cell office:value-type="float" office:value="0.842741935483871">
            <text:p>0.8427419355</text:p>
          </table:table-cell>
          <table:table-cell table:number-columns-repeated="10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559421067009896">
            <text:p>0.0559421067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557063621340328">
            <text:p>0.0557063621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573174798485336">
            <text:p>0.0573174798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656255949625094">
            <text:p>0.065625595</text:p>
          </table:table-cell>
          <table:table-cell office:value-type="float" office:value="0.842741935483871">
            <text:p>0.8427419355</text:p>
          </table:table-cell>
          <table:table-cell table:number-columns-repeated="10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663003550338907">
            <text:p>0.066300355</text:p>
          </table:table-cell>
          <table:table-cell office:value-type="float" office:value="0.842741935483871">
            <text:p>0.8427419355</text:p>
          </table:table-cell>
          <table:table-cell table:number-columns-repeated="10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596499957050783">
            <text:p>0.0596499957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532308035716128">
            <text:p>0.0532308036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623237606204939">
            <text:p>0.0623237606</text:p>
          </table:table-cell>
          <table:table-cell office:value-type="float" office:value="0.818548387096774">
            <text:p>0.8185483871</text:p>
          </table:table-cell>
          <table:table-cell table:number-columns-repeated="10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689791382801241">
            <text:p>0.0689791383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521520852242401">
            <text:p>0.0521520852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521381350203715">
            <text:p>0.052138135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557462918248225">
            <text:p>0.0557462918</text:p>
          </table:table-cell>
          <table:table-cell office:value-type="float" office:value="0.826612903225806">
            <text:p>0.8266129032</text:p>
          </table:table-cell>
          <table:table-cell table:number-columns-repeated="10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561447350109033">
            <text:p>0.056144735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635388226079947">
            <text:p>0.0635388226</text:p>
          </table:table-cell>
          <table:table-cell office:value-type="float" office:value="0.830645161290323">
            <text:p>0.8306451613</text:p>
          </table:table-cell>
          <table:table-cell table:number-columns-repeated="10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597288003904064">
            <text:p>0.0597288004</text:p>
          </table:table-cell>
          <table:table-cell office:value-type="float" office:value="0.838709677419355">
            <text:p>0.8387096774</text:p>
          </table:table-cell>
          <table:table-cell table:number-columns-repeated="10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502250650189823">
            <text:p>0.050225065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550262383286303">
            <text:p>0.0550262383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578264928519392">
            <text:p>0.0578264929</text:p>
          </table:table-cell>
          <table:table-cell office:value-type="float" office:value="0.838709677419355">
            <text:p>0.8387096774</text:p>
          </table:table-cell>
          <table:table-cell table:number-columns-repeated="10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556216655672235">
            <text:p>0.0556216656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459240774328811">
            <text:p>0.0459240774</text:p>
          </table:table-cell>
          <table:table-cell office:value-type="float" office:value="0.854838709677419">
            <text:p>0.8548387097</text:p>
          </table:table-cell>
          <table:table-cell table:number-columns-repeated="10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461144881531812">
            <text:p>0.0461144882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456233232611177">
            <text:p>0.0456233233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453948186866835">
            <text:p>0.0453948187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449561999243247">
            <text:p>0.0449561999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448186696326744">
            <text:p>0.0448186696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446210727950022">
            <text:p>0.0446210728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443508336316472">
            <text:p>0.0443508336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455659918649702">
            <text:p>0.0455659919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440014271787407">
            <text:p>0.0440014272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440733338596716">
            <text:p>0.0440733339</text:p>
          </table:table-cell>
          <table:table-cell office:value-type="float" office:value="0.854838709677419">
            <text:p>0.8548387097</text:p>
          </table:table-cell>
          <table:table-cell table:number-columns-repeated="10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447630723778345">
            <text:p>0.0447630724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444151204138254">
            <text:p>0.0444151204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442768384323992">
            <text:p>0.0442768384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439232252743986">
            <text:p>0.0439232253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434046970051274">
            <text:p>0.043404697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425188277607771">
            <text:p>0.0425188278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423241180998709">
            <text:p>0.0423241181</text:p>
          </table:table-cell>
          <table:table-cell office:value-type="float" office:value="0.846774193548387">
            <text:p>0.8467741935</text:p>
          </table:table-cell>
          <table:table-cell table:number-columns-repeated="10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427976132042762">
            <text:p>0.0427976132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414210660879053">
            <text:p>0.0414210661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419733246059752">
            <text:p>0.0419733246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413149199113973">
            <text:p>0.0413149199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407739601393742">
            <text:p>0.0407739601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408236452302558">
            <text:p>0.0408236452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403544089888814">
            <text:p>0.040354409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403131576415671">
            <text:p>0.0403131576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400428337458023">
            <text:p>0.0400428337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401356057485104">
            <text:p>0.0401356057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394356223456758">
            <text:p>0.039435622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397004817123416">
            <text:p>0.0397004817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393137220771135">
            <text:p>0.0393137221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392537203007508">
            <text:p>0.039253720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39149658684227">
            <text:p>0.0391496587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390542179266138">
            <text:p>0.0390542179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389346715348839">
            <text:p>0.0389346715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388380094933602">
            <text:p>0.0388380095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387289480491656">
            <text:p>0.038728948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386274023519266">
            <text:p>0.0386274024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385352284856402">
            <text:p>0.0385352285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384386650572541">
            <text:p>0.0384386651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382798540903781">
            <text:p>0.0382798541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380987727767539">
            <text:p>0.0380987728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380922533832358">
            <text:p>0.0380922534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380309902867862">
            <text:p>0.038030990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380363167030655">
            <text:p>0.0380363167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380784002042087">
            <text:p>0.0380784002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415247378270604">
            <text:p>0.0415247378</text:p>
          </table:table-cell>
          <table:table-cell office:value-type="float" office:value="0.834677419354839">
            <text:p>0.8346774194</text:p>
          </table:table-cell>
          <table:table-cell table:number-columns-repeated="10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467707623514998">
            <text:p>0.0467707624</text:p>
          </table:table-cell>
          <table:table-cell office:value-type="float" office:value="0.82258064516129">
            <text:p>0.8225806452</text:p>
          </table:table-cell>
          <table:table-cell table:number-columns-repeated="10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424453353996136">
            <text:p>0.0424453354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374292580322095">
            <text:p>0.037429258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371465004921665">
            <text:p>0.0371465005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61721466998011">
            <text:p>0.0361721467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361673082099227">
            <text:p>0.0361673082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35551632318243">
            <text:p>0.0355516323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356815883624453">
            <text:p>0.0356815884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353328469126722">
            <text:p>0.0353328469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351647401252136">
            <text:p>0.0351647401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355190519005858">
            <text:p>0.0355190519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348041358122762">
            <text:p>0.0348041358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346677109394199">
            <text:p>0.0346677109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345612170467011">
            <text:p>0.034561217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344303486112825">
            <text:p>0.0344303486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343628138720849">
            <text:p>0.0343628139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342550779302326">
            <text:p>0.0342550779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341954214473143">
            <text:p>0.0341954214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341099402431149">
            <text:p>0.0341099402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340571516475567">
            <text:p>0.0340571516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340049812702281">
            <text:p>0.034004981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339820092294317">
            <text:p>0.0339820092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340406880859836">
            <text:p>0.0340406881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347513348007414">
            <text:p>0.0347513348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59616360765189">
            <text:p>0.0596163608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407419399952612">
            <text:p>0.04074194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417928450295246">
            <text:p>0.041792845</text:p>
          </table:table-cell>
          <table:table-cell office:value-type="float" office:value="0.842741935483871">
            <text:p>0.8427419355</text:p>
          </table:table-cell>
          <table:table-cell table:number-columns-repeated="10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45619679873815">
            <text:p>0.0456196799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351532332685468">
            <text:p>0.0351532333</text:p>
          </table:table-cell>
          <table:table-cell office:value-type="float" office:value="0.875">
            <text:p>0.875</text:p>
          </table:table-cell>
          <table:table-cell table:number-columns-repeated="10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414606936968785">
            <text:p>0.0414606937</text:p>
          </table:table-cell>
          <table:table-cell office:value-type="float" office:value="0.854838709677419">
            <text:p>0.8548387097</text:p>
          </table:table-cell>
          <table:table-cell table:number-columns-repeated="10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449955703354308">
            <text:p>0.044995570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734014784835492">
            <text:p>0.0734014785</text:p>
          </table:table-cell>
          <table:table-cell office:value-type="float" office:value="0.842741935483871">
            <text:p>0.8427419355</text:p>
          </table:table-cell>
          <table:table-cell table:number-columns-repeated="10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609605590040938">
            <text:p>0.060960559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424427327322725">
            <text:p>0.0424427327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490966852236496">
            <text:p>0.0490966852</text:p>
          </table:table-cell>
          <table:table-cell office:value-type="float" office:value="0.854838709677419">
            <text:p>0.8548387097</text:p>
          </table:table-cell>
          <table:table-cell table:number-columns-repeated="10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415617307657537">
            <text:p>0.0415617308</text:p>
          </table:table-cell>
          <table:table-cell office:value-type="float" office:value="0.850806451612903">
            <text:p>0.8508064516</text:p>
          </table:table-cell>
          <table:table-cell table:number-columns-repeated="10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574035005824363">
            <text:p>0.0574035006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370356759438255">
            <text:p>0.0370356759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345502727463887">
            <text:p>0.0345502727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345539250628445">
            <text:p>0.0345539251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344265972243461">
            <text:p>0.0344265972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336946216111459">
            <text:p>0.0336946216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33309953392896">
            <text:p>0.0333099534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337113530060288">
            <text:p>0.03371135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398562921619261">
            <text:p>0.0398562922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399392149255535">
            <text:p>0.0399392149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351815130333478">
            <text:p>0.03518151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326692688329581">
            <text:p>0.0326692688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329306447741372">
            <text:p>0.0329306448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328309493359188">
            <text:p>0.0328309493</text:p>
          </table:table-cell>
          <table:table-cell office:value-type="float" office:value="0.858870967741935">
            <text:p>0.8588709677</text:p>
          </table:table-cell>
          <table:table-cell table:number-columns-repeated="10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32433760333041">
            <text:p>0.032433760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32039312673089">
            <text:p>0.0320393127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319578056695738">
            <text:p>0.0319578057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318236914618758">
            <text:p>0.0318236915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317143830761361">
            <text:p>0.0317143831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316116381679146">
            <text:p>0.0316116382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315047577708532">
            <text:p>0.0315047578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313958702531308">
            <text:p>0.031395870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312836773360489">
            <text:p>0.031283677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311747679112957">
            <text:p>0.0311747679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310649474390129">
            <text:p>0.0310649474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309585257993704">
            <text:p>0.0309585258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308538146210833">
            <text:p>0.0308538146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307532529618021">
            <text:p>0.03075325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306562404821633">
            <text:p>0.0306562405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305630083441028">
            <text:p>0.030563008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304732342836187">
            <text:p>0.0304732343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303867901722143">
            <text:p>0.0303867902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303035217624669">
            <text:p>0.0303035218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302233068893268">
            <text:p>0.0302233069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301460320519552">
            <text:p>0.0301460321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300715876315186">
            <text:p>0.0300715876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299998624511699">
            <text:p>0.0299998625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299307409761684">
            <text:p>0.029930741</text:p>
          </table:table-cell>
          <table:table-cell office:value-type="float" office:value="0.862903225806452">
            <text:p>0.8629032258</text:p>
          </table:table-cell>
          <table:table-cell table:number-columns-repeated="10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298641024355539">
            <text:p>0.0298641024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297998215820765">
            <text:p>0.0297998216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297377705567916">
            <text:p>0.0297377706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296778213385363">
            <text:p>0.0296778213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296198482962385">
            <text:p>0.0296198483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295637304762057">
            <text:p>0.0295637305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295093533959754">
            <text:p>0.0295093534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294566102497998">
            <text:p>0.0294566102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294054025369795">
            <text:p>0.0294054025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293556401937508">
            <text:p>0.0293556402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293072413433653">
            <text:p>0.0293072413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292601317848262">
            <text:p>0.0292601318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292142443282899">
            <text:p>0.0292142443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291695180636285">
            <text:p>0.0291695181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291258976250216">
            <text:p>0.0291258976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290833324929617">
            <text:p>0.0290833325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290417763576923">
            <text:p>0.0290417764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29001186555252">
            <text:p>0.0290011866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289615235785213">
            <text:p>0.0289615236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289227506601426">
            <text:p>0.0289227507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288848334210628">
            <text:p>0.0288848334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288477395769987">
            <text:p>0.0288477396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288114386947537">
            <text:p>0.0288114387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28775901990611">
            <text:p>0.028775902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287411021636888">
            <text:p>0.0287411022</text:p>
          </table:table-cell>
          <table:table-cell office:value-type="float" office:value="0.866935483870968">
            <text:p>0.8669354839</text:p>
          </table:table-cell>
          <table:table-cell table:number-columns-repeated="10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287070132579764">
            <text:p>0.0287070133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286736105476486">
            <text:p>0.0286736105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28640870441103">
            <text:p>0.028640870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286087703999523">
            <text:p>0.028608770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285772888698853">
            <text:p>0.0285772889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285464052209161">
            <text:p>0.0285464052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285160996950373">
            <text:p>0.0285160997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284863533597145">
            <text:p>0.028486353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284571480660032">
            <text:p>0.0284571481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284284664103408">
            <text:p>0.028428466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284002916992932">
            <text:p>0.0284002917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283726079167038">
            <text:p>0.0283726079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283453996928334">
            <text:p>0.0283453997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283186522751803">
            <text:p>0.0283186523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282923515007523">
            <text:p>0.0282923515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282664837696205">
            <text:p>0.0282664838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282410360196303">
            <text:p>0.028241036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282159957021769">
            <text:p>0.0282159957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28191350758976">
            <text:p>0.0281913508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281670895997767">
            <text:p>0.0281670896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28143201080974">
            <text:p>0.0281432011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281196744850868">
            <text:p>0.0281196745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280964995010705">
            <text:p>0.0280964995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28073666205436">
            <text:p>0.0280736662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280511650441493">
            <text:p>0.028051165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280289868152849">
            <text:p>0.0280289868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280071226524061">
            <text:p>0.0280071227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279855640086452">
            <text:p>0.02798556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279643026414574">
            <text:p>0.0279643026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279433305980175">
            <text:p>0.0279433306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279226402012326">
            <text:p>0.0279226402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279022240363397">
            <text:p>0.02790222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278820749380592">
            <text:p>0.0278820749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278621859782737">
            <text:p>0.027862186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278425504541999">
            <text:p>0.0278425505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278231618770254">
            <text:p>0.0278231619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278040139609762">
            <text:p>0.02780401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277851006127851">
            <text:p>0.0277851006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277664159215289">
            <text:p>0.0277664159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277479541488022">
            <text:p>0.0277479541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277297097191953">
            <text:p>0.0277297097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277116772110438">
            <text:p>0.0277116772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276938513474152">
            <text:p>0.0276938513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276762269872992">
            <text:p>0.027676227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276587991169646">
            <text:p>0.0276587991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276415628414473">
            <text:p>0.0276415628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276245133761295">
            <text:p>0.027624513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2760764603837">
            <text:p>0.027607646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275909562391402">
            <text:p>0.0275909562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275744394746226">
            <text:p>0.0275744395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275580913177174">
            <text:p>0.0275580913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275419074094058">
            <text:p>0.027541907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27525883449907">
            <text:p>0.027525883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275100151895654">
            <text:p>0.0275100152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274942984193917">
            <text:p>0.0274942984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274787289611771">
            <text:p>0.027478729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27463302657088">
            <text:p>0.0274633027</text:p>
          </table:table-cell>
          <table:table-cell office:value-type="float" office:value="0.870967741935484">
            <text:p>0.8709677419</text:p>
          </table:table-cell>
          <table:table-cell table:number-columns-repeated="10"/>
        </table:table-row>
        <table:table-row table:style-name="ro1">
          <table:table-cell office:value-type="string">
            <text:p>Time to train (in seconds): 84.763</text:p>
          </table:table-cell>
          <table:table-cell table:number-columns-repeated="12"/>
        </table:table-row>
        <table:table-row table:style-name="ro1">
          <table:table-cell office:value-type="float" office:value="0.977088948787062">
            <text:p>0.9770889488</text:p>
          </table:table-cell>
          <table:table-cell table:number-columns-repeated="12"/>
        </table:table-row>
        <table:table-row table:style-name="ro1">
          <table:table-cell office:value-type="float" office:value="0.870967741935484">
            <text:p>0.870967741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ime to train (in seconds): 87.094</text:p>
          </table:table-cell>
          <table:table-cell table:number-columns-repeated="12"/>
        </table:table-row>
        <table:table-row table:style-name="ro1">
          <table:table-cell office:value-type="float" office:value="0.977088948787062">
            <text:p>0.9770889488</text:p>
          </table:table-cell>
          <table:table-cell table:number-columns-repeated="12"/>
        </table:table-row>
        <table:table-row table:style-name="ro1">
          <table:table-cell office:value-type="float" office:value="0.923387096774194">
            <text:p>0.9233870968</text:p>
          </table:table-cell>
          <table:table-cell table:number-columns-repeated="2"/>
          <table:table-cell table:style-name="ce1" office:value-type="string" table:number-columns-spanned="2" table:number-rows-spanned="1">
            <text:p>With Gender and Names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Training</text:p>
          </table:table-cell>
          <table:table-cell table:style-name="ce3" office:value-type="percentage" office:value="0.977088948787062">
            <text:p>97.71%</text:p>
          </table:table-cell>
          <table:table-cell table:number-columns-repeated="8"/>
        </table:table-row>
        <table:table-row table:style-name="ro1">
          <table:table-cell office:value-type="string">
            <text:p>Time to train (in seconds): 88.897</text:p>
          </table:table-cell>
          <table:table-cell table:number-columns-repeated="2"/>
          <table:table-cell table:style-name="ce2" office:value-type="string">
            <text:p>Validation</text:p>
          </table:table-cell>
          <table:table-cell table:style-name="ce3" office:value-type="percentage" office:value="0.870967741935484">
            <text:p>87.10%</text:p>
          </table:table-cell>
          <table:table-cell table:number-columns-repeated="8"/>
        </table:table-row>
        <table:table-row table:style-name="ro1">
          <table:table-cell office:value-type="float" office:value="0.991913746630728">
            <text:p>0.9919137466</text:p>
          </table:table-cell>
          <table:table-cell table:number-columns-repeated="2"/>
          <table:table-cell table:style-name="ce2" office:value-type="string">
            <text:p>Training</text:p>
          </table:table-cell>
          <table:table-cell table:style-name="ce3" office:value-type="percentage" office:value="0.977088948787062">
            <text:p>97.71%</text:p>
          </table:table-cell>
          <table:table-cell table:number-columns-repeated="8"/>
        </table:table-row>
        <table:table-row table:style-name="ro1">
          <table:table-cell office:value-type="float" office:value="0.971774193548387">
            <text:p>0.9717741935</text:p>
          </table:table-cell>
          <table:table-cell table:number-columns-repeated="2"/>
          <table:table-cell table:style-name="ce2" office:value-type="string">
            <text:p>Validation</text:p>
          </table:table-cell>
          <table:table-cell table:style-name="ce3" office:value-type="percentage" office:value="0.923387096774194">
            <text:p>92.34%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Training</text:p>
          </table:table-cell>
          <table:table-cell table:style-name="ce3" office:value-type="percentage" office:value="0.991913746630728">
            <text:p>99.19%</text:p>
          </table:table-cell>
          <table:table-cell table:number-columns-repeated="8"/>
        </table:table-row>
        <table:table-row table:style-name="ro1">
          <table:table-cell office:value-type="string">
            <text:p>Time to train (in seconds): 88.022</text:p>
          </table:table-cell>
          <table:table-cell table:number-columns-repeated="2"/>
          <table:table-cell table:style-name="ce2" office:value-type="string">
            <text:p>Validation</text:p>
          </table:table-cell>
          <table:table-cell table:style-name="ce3" office:value-type="percentage" office:value="0.971774193548387">
            <text:p>97.18%</text:p>
          </table:table-cell>
          <table:table-cell table:number-columns-repeated="8"/>
        </table:table-row>
        <table:table-row table:style-name="ro1">
          <table:table-cell office:value-type="float" office:value="0.963611859838275">
            <text:p>0.9636118598</text:p>
          </table:table-cell>
          <table:table-cell table:number-columns-repeated="2"/>
          <table:table-cell table:style-name="ce2" office:value-type="string">
            <text:p>Training</text:p>
          </table:table-cell>
          <table:table-cell table:style-name="ce3" office:value-type="percentage" office:value="0.963611859838275">
            <text:p>96.36%</text:p>
          </table:table-cell>
          <table:table-cell table:number-columns-repeated="8"/>
        </table:table-row>
        <table:table-row table:style-name="ro1">
          <table:table-cell office:value-type="float" office:value="0.895161290322581">
            <text:p>0.8951612903</text:p>
          </table:table-cell>
          <table:table-cell table:number-columns-repeated="2"/>
          <table:table-cell table:style-name="ce2" office:value-type="string">
            <text:p>Validation</text:p>
          </table:table-cell>
          <table:table-cell table:style-name="ce3" office:value-type="percentage" office:value="0.895161290322581">
            <text:p>89.52%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Avg. Training</text:p>
          </table:table-cell>
          <table:table-cell table:style-name="ce3" table:formula="of:=SUM([.A515];[.A519];[.A523];[.A527])/4" office:value-type="percentage" office:value="0.977425876010782">
            <text:p>97.74%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Avg. Validation</text:p>
          </table:table-cell>
          <table:table-cell table:style-name="ce3" table:formula="of:=SUM([.A516];[.A520];[.A524];[.A528])/4" office:value-type="percentage" office:value="0.915322580645162">
            <text:p>91.53%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27:26</dc:date>
    <dc:creator>steve </dc:creator>
    <meta:generator>LibreOffice/3.4$Unix LibreOffice_project/340m1$Build-402</meta:generator>
    <meta:editing-duration>PT16M25S</meta:editing-duration>
    <meta:editing-cycles>2</meta:editing-cycles>
    <meta:document-statistic meta:table-count="1" meta:cell-count="1552" meta:object-count="0"/>
  </office:meta>
</office:document-meta>
</file>